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39e0"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fo:font-weight="normal" style:font-size-asian="9pt" style:font-weight-asian="normal" style:font-name-complex="Times New Roman1" style:font-size-complex="9pt"/>
    </style:style>
    <style:style style:name="T15" style:family="text">
      <style:text-properties style:font-name="LM Mono Prop 102" fo:font-size="9pt" fo:font-style="italic" style:font-size-asian="9pt" style:font-style-asian="italic" style:font-name-complex="Times New Roman1" style:font-size-complex="9pt" style:font-style-complex="italic"/>
    </style:style>
    <style:style style:name="T16" style:family="text">
      <style:text-properties fo:color="#00c0ff" loext:opacity="100%" style:font-name="LM Mono Prop 102" fo:font-size="9pt" style:font-size-asian="9pt" style:font-name-complex="Times New Roman1" style:font-size-complex="9pt"/>
    </style:style>
    <style:style style:name="T17"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18" style:family="text">
      <style:text-properties fo:color="#404040" loext:opacity="100%" style:font-name="LM Mono Prop 102" fo:font-size="9pt" fo:font-weight="bold" style:font-size-asian="9pt" style:font-weight-asian="bold" style:font-name-complex="Times New Roman1" style:font-size-complex="9pt"/>
    </style:style>
    <style:style style:name="T19" style:family="text">
      <style:text-properties fo:color="#404040" loext:opacity="100%" style:font-name="LM Mono Prop 102" fo:font-size="9pt" fo:font-weight="normal" style:font-size-asian="9pt" style:font-weight-asian="normal" style:font-name-complex="Times New Roman1" style:font-size-complex="9pt"/>
    </style:style>
    <style:style style:name="T20"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1" style:family="text">
      <style:text-properties officeooo:rsid="001cf0ad"/>
    </style:style>
    <style:style style:name="T22" style:family="text">
      <style:text-properties officeooo:rsid="001ea073"/>
    </style:style>
    <style:style style:name="T23" style:family="text">
      <style:text-properties style:font-name="LM Mono Prop 101" fo:font-size="9pt" style:font-size-asian="9pt" style:font-name-complex="Times New Roman1" style:font-size-complex="9pt"/>
    </style:style>
    <style:style style:name="T24" style:family="text">
      <style:text-properties officeooo:rsid="002319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office:target-frame-name="http://dedmonds.co/" xlink:show="replace" text:style-name="Internet_20_link" text:visited-style-name="Visited_20_Internet_20_Link"><text:span text:style-name="Internet_20_link"><text:span text:style-name="T4">dedmonds.co</text:span></text:span></text:a><text:span text:style-name="T1"><text:tab/></text:span><text:a xlink:type="simple" xlink:href="https://github.com/usefulmove/" office:target-frame-name="https://github.com/usefulmove/" xlink:show="replac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23">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16"><text:tab/></text:span><text:span text:style-name="T17">SummerBio.</text:span><text:span text:style-name="T9"><text:tab/></text:span><text:span text:style-name="T6">Menlo Park, California</text:span></text:p>
      <text:p text:style-name="P3"><text:span text:style-name="T3"><text:tab/>1/2022 – 8/2022<text:tab/></text:span><text:span text:style-name="T18">Vice President, Engineering</text:span></text:p>
      <text:list xml:id="list810934841" text:style-name="WWNum1">
        <text:list-item>
          <text:p text:style-name="P32">Accountable for automation robotics <text:span text:style-name="T21">engineering</text:span>, cloud computing, <text:span text:style-name="T21">and </text:span>laboratory information management system (LIMS) <text:span text:style-name="T21">development,</text:span> <text:span text:style-name="T21">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22">E</text:span>stablish<text:span text:style-name="T22">ed</text:span> engineering <text:span text:style-name="T21">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within 24 hours)</text:p>
        </text:list-item>
      </text:list>
      <text:p text:style-name="P30"/>
      <text:p text:style-name="P8"/>
      <text:p text:style-name="P3"><text:span text:style-name="T3"><text:tab/>8/2021 – 1/2022<text:tab/></text:span><text:span text:style-name="T18">Director, Automation Engineering</text:span></text:p>
      <text:list xml:id="list125442278104309"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17">Johnson &amp; Johnson</text:span><text:span text:style-name="T20"><text:tab/></text:span><text:span text:style-name="T6">Santa Clara, California</text:span></text:p>
      <text:p text:style-name="P3"><text:span text:style-name="T9"><text:tab/><text:tab/></text:span><text:span text:style-name="T18">Program Manager, Robotics &amp; Digital Solutions</text:span><text:span text:style-name="T19">, Advanced Development</text:span></text:p>
      <text:list xml:id="list125441445915447"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17">Ekso Bionics </text:span><text:span text:style-name="T7">(formerly Berkeley Bionics)</text:span><text:span text:style-name="T9"><text:tab/></text:span><text:span text:style-name="T6">Richmond, California</text:span></text:p>
      <text:p text:style-name="P3"><text:span text:style-name="T9"><text:tab/><text:tab/></text:span><text:span text:style-name="T18">Director, R&amp;D and Compliance – Director, Medical Products and Systems</text:span></text:p>
      <text:list xml:id="list125443255326472"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1"/><text:bookmark-start text:name="OLE_LINK2"/>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U.S. Patent US10694948B2 – Methods of exoskeleton communication and control (published 2020-06-30)<text:bookmark-end text:name="OLE_LINK2"/><text:bookmark-end text:name="OLE_LINK1"/></text:p>
        </text:list-item>
      </text:list>
      <text:p text:style-name="P4"><text:span text:style-name="T3"><text:tab/>6/2011 – 3/2015<text:tab/></text:span><text:span text:style-name="T18">Director, Software Engineering</text:span></text:p>
      <text:list xml:id="list125443199928731"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18">Program Manager</text:span></text:p>
      <text:p text:style-name="P14"><text:tab/><text:tab/>EksoNR (Class II medical robotic exoskeleton)</text:p>
      <text:list xml:id="list125441723953385"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U.S. release; developed and packaged Technical Documentation and supported review by Notified Body</text:p>
        </text:list-item>
      </text:list>
      <text:p text:style-name="P9"/>
      <text:p text:style-name="P15"><text:tab/><text:tab/>Human Unified Load Carrier (HULC)</text:p>
      <text:list xml:id="list125442052290179"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17">Agilent Technologies </text:span><text:span text:style-name="T7">(acquired Velocity11 in 2008)</text:span><text:span text:style-name="T9"><text:tab/></text:span><text:span text:style-name="T6">Santa Clara, California</text:span></text:p>
      <text:p text:style-name="P3"><text:span text:style-name="T9"><text:tab/><text:tab/></text:span><text:span text:style-name="T18">R&amp;D Hardware and Systems Engineer</text:span><text:span text:style-name="T14">,</text:span><text:span text:style-name="T9"> Agilent Automation Solutions</text:span></text:p>
      <text:list xml:id="list125441826801745" text:continue-numbering="true" text:style-name="WWNum1">
        <text:list-item>
          <text:p text:style-name="P32">Responsible for <text:span text:style-name="T24">the development of</text:span> a 5-axis direct-drive, <text:span text:style-name="T24">dedicated</text:span> microplate-handling robot (DDR) from <text:span text:style-name="T24">initial</text:span> <text:span text:style-name="T24">concept </text:span>feasibility exploration <text:span text:style-name="T24">in</text:span>to <text:span text:style-name="T24">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17">Berkeley Process Control</text:span><text:span text:style-name="T9"><text:tab/></text:span><text:span text:style-name="T6">Richmond, California</text:span></text:p>
      <text:p text:style-name="P3"><text:span text:style-name="T9"><text:tab/></text:span><text:span text:style-name="T18"><text:tab/>Project Manager and Controls Engineer</text:span></text:p>
      <text:list xml:id="list125442769727370" text:continue-numbering="true" text:style-name="WWNum1">
        <text:list-item>
          <text:p text:style-name="P32">Project Manager for various semiconductor wafer handling and robotics development projects</text:p>
        </text:list-item>
      </text:list>
      <text:p text:style-name="P31"><text:tab/>-<text:tab/>Guided <text:span text:style-name="T21">engineering</text:span> development, procurement, and production</text:p>
      <text:p text:style-name="P31"><text:tab/>-<text:tab/>Tracked development effort and material costs</text:p>
      <text:p text:style-name="P31"><text:tab/>-<text:tab/>Negotiated equipment acceptance definitions</text:p>
      <text:list xml:id="list125442816553688"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xml:id="list125442702093190"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17">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program </text:span><text:span text:style-name="T10">and project</text:span><text:span text:style-name="T9"> management (Microsoft Project, Smartsheet, design controls, </text:span><text:span text:style-name="T10">git</text:span><text:span text:style-name="T9">), agile development (Kanban, Scrum, Jira, </text:span><text:span text:style-name="T11">Test-Driven Development (TDD)</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0">Tidyverse,</text:span><text:span text:style-name="T9"> data modeling, </text:span><text:span text:style-name="T12">ggplot2</text:span><text:span text:style-name="T9">)</text:span></text:p>
      <text:p text:style-name="P12"/>
      <text:p text:style-name="P2"><text:span text:style-name="T5">INTERESTS</text:span><text:span text:style-name="T9"><text:tab/>Open source development, data analysis and modeling, </text:span><text:span text:style-name="T13">business analytics,</text:span><text:span text:style-name="T9"> functional programming, Rust, </text:span><text:span text:style-name="T10">Scala</text:span></text:p>
      <text:p text:style-name="P12"/>
      <text:p text:style-name="P25"><text:span text:style-name="T5">EDUCATION</text:span><text:span text:style-name="T9"><text:tab/></text:span><text:span text:style-name="T17">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G.P.A.; Successfully passed Preliminary Examinations for doctoral degree candidacy</text:p>
      <text:p text:style-name="P18"/>
      <text:p text:style-name="P19"><text:span text:style-name="T3"><text:tab/>8/1993 – 7/1998<text:tab/></text:span><text:span text:style-name="T17">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G.P.R. (major); 3.93 G.P.R. (overall); graduated </text:span><text:span text:style-name="T15">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8</meta:editing-cycles>
    <meta:creation-date>2022-04-17T00:33:00</meta:creation-date>
    <dc:date>2022-11-08T12:54:40.937021742</dc:date>
    <meta:generator>LibreOffice/7.4.2.3$Linux_X86_64 LibreOffice_project/40$Build-3</meta:generator>
    <meta:editing-duration>PT2H3M45S</meta:editing-duration>
    <meta:print-date>2022-11-08T12:54:04.767542178</meta:print-date>
    <meta:document-statistic meta:table-count="0" meta:image-count="0" meta:object-count="0" meta:page-count="3" meta:paragraph-count="80" meta:word-count="1241" meta:character-count="9619" meta:non-whitespace-character-count="8438"/>
    <meta:user-defined meta:name="Company">Ekso Bionics</meta:user-defined>
    <meta:template xlink:type="simple" xlink:actuate="onRequest" xlink:title="Normal.dotm" xlink:href=""/>
  </office:meta>
</office:document-meta>
</file>